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tabases and the Doctrine ORM</text:p>
      <text:p text:style-name="Standard"/>
      <text:p text:style-name="Standard"/>
      <text:p text:style-name="Standard"><text:s text:c="4"/>=&gt;Symfony provides all the tools you need to use databases in your applications thanks to Doctrine, the best set of PHP libraries to work with databases.</text:p>
      <text:p text:style-name="Standard"><text:s text:c="4"/>=&gt;These tools support relational databases like MySQL and PostgreSQL and also NoSQL databases like MongoDB.</text:p>
      <text:p text:style-name="Standard"/>
      <text:p text:style-name="Standard"/>
      <text:p text:style-name="Standard"/>
      <text:p text:style-name="Standard"><text:s text:c="3"/>1)Installing Doctrine</text:p>
      <text:p text:style-name="Standard"/>
      <text:p text:style-name="Standard"><text:s text:c="8"/>=&gt;First, install Doctrine support via the orm Symfony pack, as well as the MakerBundle, which will help generate some code:</text:p>
      <text:p text:style-name="Standard"/>
      <text:p text:style-name="Standard"><text:s text:c="8"/>Command</text:p>
      <text:p text:style-name="Standard"/>
      <text:p text:style-name="Standard"><text:s text:c="12"/>=&gt;composer require symfony/orm-pack</text:p>
      <text:p text:style-name="Standard"><text:s text:c="12"/>=&gt;composer require --dev symfony/maker-bundle</text:p>
      <text:p text:style-name="Standard"/>
      <text:p text:style-name="Standard"/>
      <text:p text:style-name="Standard"><text:s text:c="7"/>=&gt;Configuring the Database</text:p>
      <text:p text:style-name="Standard"/>
      <text:p text:style-name="Standard"><text:s text:c="12"/>=&gt;The database connection information is stored as an environment variable called DATABASE_URL. For development, you can find and customize this inside .env:</text:p>
      <text:p text:style-name="Standard"/>
      <text:p text:style-name="Standard"><text:s text:c="12"/>.env file</text:p>
      <text:p text:style-name="Standard"/>
      <text:p text:style-name="Standard"><text:s text:c="16"/># .env (or override DATABASE_URL in .env.local to avoid committing your changes)</text:p>
      <text:p text:style-name="Standard"/>
      <text:p text:style-name="Standard"><text:s text:c="16"/># customize this line!</text:p>
      <text:p text:style-name="Standard"/>
      <text:p text:style-name="Standard"><text:s text:c="20"/>DATABASE_URL="mysql://db_user:db_password@127.0.0.1:3306/db_name?serverVersion=5.7"</text:p>
      <text:p text:style-name="Standard"/>
      <text:p text:style-name="Standard"><text:s text:c="16"/># to use mariadb:</text:p>
      <text:p text:style-name="Standard"><text:s text:c="20"/>DATABASE_URL="mysql://db_user:db_password@127.0.0.1:3306/db_name?serverVersion=mariadb-10.5.8"</text:p>
      <text:p text:style-name="Standard"/>
      <text:p text:style-name="Standard"><text:s text:c="16"/># to use sqlite:</text:p>
      <text:p text:style-name="Standard"><text:s text:c="20"/># DATABASE_URL="sqlite:///%kernel.project_dir%/var/app.db"</text:p>
      <text:p text:style-name="Standard"/>
      <text:p text:style-name="Standard"><text:s text:c="16"/># to use postgresql:</text:p>
      <text:p text:style-name="Standard"><text:s text:c="20"/># DATABASE_URL="postgresql://db_user:db_password@127.0.0.1:5432/db_name?serverVersion=11&amp;charset=utf8"</text:p>
      <text:p text:style-name="Standard"/>
      <text:p text:style-name="Standard"><text:s text:c="16"/># to use oracle:</text:p>
      <text:p text:style-name="Standard"><text:s text:c="20"/># DATABASE_URL="oci8://db_user:db_password@127.0.0.1:1521/db_name"</text:p>
      <text:p text:style-name="Standard"/>
      <text:p text:style-name="Standard"/>
      <text:p text:style-name="Standard"/>
      <text:p text:style-name="Standard"><text:s text:c="20"/>Example</text:p>
      <text:p text:style-name="Standard"><text:soft-page-break/></text:p>
      <text:p text:style-name="Standard"><text:s text:c="20"/>DATABASE_URL="mysql://root: @127.0.0.1:3306/MyDemo?serverVersion=mariadb-10.5.8"</text:p>
      <text:p text:style-name="Standard"/>
      <text:p text:style-name="Standard"/>
      <text:p text:style-name="Standard"><text:s text:c="17"/>=&gt;Now that your connection parameters are setup, Doctrine can create the db_name database for you:</text:p>
      <text:p text:style-name="Standard"/>
      <text:p text:style-name="Standard"><text:s text:c="24"/>php bin/console doctrine:database:create</text:p>
      <text:p text:style-name="Standard"/>
      <text:p text:style-name="Standard"><text:s text:c="19"/>=&gt;There are more options in config/packages/doctrine.yaml that you can configure, including your server_version (e.g. 5.7 if you're using MySQL 5.7), which may affect how Doctrine functions.</text:p>
      <text:p text:style-name="Standard"/>
      <text:p text:style-name="Standard"><text:s text:c="19"/>=&gt;There are many other Doctrine commands. Run php bin/console list doctrine to see a full list.</text:p>
      <text:p text:style-name="Standard"/>
      <text:p text:style-name="Standard"/>
      <text:p text:style-name="Standard"><text:s text:c="28"/>=&gt; php bin/console list doctrine</text:p>
      <text:p text:style-name="Standard"/>
      <text:p text:style-name="Standard"><text:s text:c="5"/>2)Creating an Entity Class</text:p>
      <text:p text:style-name="Standard"/>
      <text:p text:style-name="Standard"/>
      <text:p text:style-name="Standard"/>
      <text:p text:style-name="Standard"><text:s text:c="16"/>=&gt;Suppose you're building an application where products need to be displayed. Without even thinking about Doctrine or databases, you already know that you need a Product object to represent those products.</text:p>
      <text:p text:style-name="Standard"><text:s text:c="16"/>=&gt;You can use the make:entity command to create this class and any fields you need.</text:p>
      <text:p text:style-name="Standard"/>
      <text:p text:style-name="Standard"><text:s text:c="16"/>Command to make</text:p>
      <text:p text:style-name="Standard"/>
      <text:p text:style-name="Standard"><text:s text:c="20"/>php bin/console make:entity</text:p>
      <text:p text:style-name="Standard"/>
      <text:p text:style-name="Standard"><text:s text:c="20"/>Example</text:p>
      <text:p text:style-name="Standard"/>
      <text:p text:style-name="Standard"><text:s text:c="20"/>Class name of the entity to create or update:</text:p>
      <text:p text:style-name="Standard"><text:s text:c="28"/>&gt; Product</text:p>
      <text:p text:style-name="Standard"/>
      <text:p text:style-name="Standard"><text:s text:c="28"/>New property name (press &lt;return&gt; to stop adding fields):</text:p>
      <text:p text:style-name="Standard"><text:s text:c="28"/>&gt; name</text:p>
      <text:p text:style-name="Standard"/>
      <text:p text:style-name="Standard"><text:s text:c="28"/>Field type (enter ? to see all types) [string]:</text:p>
      <text:p text:style-name="Standard"><text:s text:c="28"/>&gt; string</text:p>
      <text:p text:style-name="Standard"/>
      <text:p text:style-name="Standard"><text:s text:c="28"/>Field length [255]:</text:p>
      <text:p text:style-name="Standard"><text:s text:c="28"/>&gt; 255</text:p>
      <text:p text:style-name="Standard"/>
      <text:p text:style-name="Standard"><text:s text:c="28"/>Can this field be null in the database (nullable) (yes/no) [no]:</text:p>
      <text:p text:style-name="Standard"><text:s text:c="28"/>&gt; no</text:p>
      <text:p text:style-name="Standard"/>
      <text:p text:style-name="Standard"/>
      <text:p text:style-name="Standard"><text:s text:c="22"/>=&gt;create the entity in // src/Entity/Product.php</text:p>
      <text:p text:style-name="Standard"><text:soft-page-break/><text:s text:c="22"/>=&gt;This class is called an "entity"</text:p>
      <text:p text:style-name="Standard"><text:s text:c="22"/>=&gt; And soon, you'll be able to save and query Product objects to a product table in your database.</text:p>
      <text:p text:style-name="Standard"><text:s text:c="22"/>=&gt;The make:entity command is a tool to make life easier. But this is your code: add/remove fields, add/remove methods or update configuration.</text:p>
      <text:p text:style-name="Standard"/>
      <text:p text:style-name="Standard"/>
      <text:p text:style-name="Standard"><text:s text:c="3"/>3)Migrations: Creating the Database Tables/Schema</text:p>
      <text:p text:style-name="Standard"/>
      <text:p text:style-name="Standard"><text:s text:c="16"/>=&gt;The Product class is fully-configured and ready to save to a product table. If you just defined this class, your database doesn't actually have the product table yet.</text:p>
      <text:p text:style-name="Standard"/>
      <text:p text:style-name="Standard"/>
      <text:p text:style-name="Standard"><text:s text:c="16"/>Commad to Migrations</text:p>
      <text:p text:style-name="Standard"/>
      <text:p text:style-name="Standard"><text:s text:c="20"/>php bin/console make:migration</text:p>
      <text:p text:style-name="Standard"/>
      <text:p text:style-name="Standard"><text:s text:c="20"/>output</text:p>
      <text:p text:style-name="Standard"/>
      <text:p text:style-name="Standard"><text:s text:c="24"/>SUCCESS!</text:p>
      <text:p text:style-name="Standard"/>
      <text:p text:style-name="Standard"/>
      <text:p text:style-name="Standard"><text:s text:c="16"/>=&gt;If you open this file, it contains the SQL needed to update your database! To run that SQL, execute your migrations:</text:p>
      <text:p text:style-name="Standard"/>
      <text:p text:style-name="Standard"><text:s text:c="16"/>Final command</text:p>
      <text:p text:style-name="Standard"/>
      <text:p text:style-name="Standard"><text:s text:c="17"/>=&gt;php bin/console doctrine:migrations:migrate</text:p>
      <text:p text:style-name="Standard"/>
      <text:p text:style-name="Standard"><text:s text:c="4"/>4)Migrations &amp; Adding more Fields</text:p>
      <text:p text:style-name="Standard"/>
      <text:p text:style-name="Standard"><text:s text:c="12"/>=&gt;But what if you need to add a new field property to Product, like a description? You can edit the class to add the new property. But, you can also use make:entity again:</text:p>
      <text:p text:style-name="Standard"/>
      <text:p text:style-name="Standard"/>
      <text:p text:style-name="Standard"><text:s text:c="13"/>php bin/console make:entity</text:p>
      <text:p text:style-name="Standard"/>
      <text:p text:style-name="Standard"/>
      <text:p text:style-name="Standard"><text:s text:c="13"/>--process...</text:p>
      <text:p text:style-name="Standard"/>
      <text:p text:style-name="Standard"/>
      <text:p text:style-name="Standard"><text:s text:c="8"/>=&gt;The new property is mapped, but it doesn't exist yet in the product table. No problem! Generate a new migration:</text:p>
      <text:p text:style-name="Standard"/>
      <text:p text:style-name="Standard"><text:s text:c="12"/>=&gt;php bin/console make:migration</text:p>
      <text:p text:style-name="Standard"/>
      <text:p text:style-name="Standard"><text:s text:c="16"/>alert query ALTER TABLE product ADD description LONGTEXT NOT NULL</text:p>
      <text:p text:style-name="Standard"/>
      <text:p text:style-name="Standard"/>
      <text:p text:style-name="Standard"><text:s text:c="13"/>FInally again run</text:p>
      <text:p text:style-name="Standard"><text:s text:c="13"/>php bin/console doctrine:migrations:migrate</text:p>
      <text:p text:style-name="Standard"/>
      <text:p text:style-name="Standard"><text:soft-page-break/><text:s text:c="16"/>=&gt;This will only execute the one new migration file, because DoctrineMigrationsBundle knows that the first migration was already executed earlier.</text:p>
      <text:p text:style-name="Standard"/>
      <text:p text:style-name="Standard"><text:s text:c="14"/>=&gt;Each time you make a change to your schema, run these two commands to generate the migration and then execute it</text:p>
      <text:p text:style-name="Standard"/>
      <text:p text:style-name="Standard"><text:s text:c="14"/>=&gt;php bin/console make:entity --regenerate</text:p>
      <text:p text:style-name="Standard"/>
      <text:p text:style-name="Standard"/>
      <text:p text:style-name="Standard"><text:s text:c="16"/>=&gt;If you make some changes and want to regenerate all getter/setter methods,</text:p>
      <text:p text:style-name="Standard"/>
      <text:p text:style-name="Standard"><text:s text:c="5"/>5)Persisting Objects to the Database</text:p>
      <text:p text:style-name="Standard"/>
      <text:p text:style-name="Standard"><text:s text:c="8"/>=&gt;It's time to save a Product object to the database! Let's create a new controller to experiment:</text:p>
      <text:p text:style-name="Standard"/>
      <text:p text:style-name="Standard"><text:s text:c="8"/>Example</text:p>
      <text:p text:style-name="Standard"/>
      <text:p text:style-name="Standard"><text:s text:c="8"/>make new controller</text:p>
      <text:p text:style-name="Standard"/>
      <text:p text:style-name="Standard"><text:s text:c="12"/>php bin/console make:controller ProductController</text:p>
      <text:p text:style-name="Standard"/>
      <text:p text:style-name="Standard"><text:s text:c="12"/>// src/Controller/ProductController.php</text:p>
      <text:p text:style-name="Standard"><text:s text:c="16"/>namespace App\Controller;</text:p>
      <text:p text:style-name="Standard"/>
      <text:p text:style-name="Standard"><text:s text:c="16"/>// ...</text:p>
      <text:p text:style-name="Standard"><text:s text:c="16"/>use App\Entity\Product;</text:p>
      <text:p text:style-name="Standard"><text:s text:c="16"/>use Doctrine\Persistence\ManagerRegistry;</text:p>
      <text:p text:style-name="Standard"><text:s text:c="16"/>use Symfony\Component\HttpFoundation\Response;</text:p>
      <text:p text:style-name="Standard"><text:s text:c="16"/>use Symfony\Component\Routing\Annotation\Route;</text:p>
      <text:p text:style-name="Standard"/>
      <text:p text:style-name="Standard"><text:s text:c="16"/>class ProductController extends AbstractController</text:p>
      <text:p text:style-name="Standard"><text:s text:c="16"/>{</text:p>
      <text:p text:style-name="Standard"><text:s text:c="20"/>#[Route('/product', name: 'create_product')]</text:p>
      <text:p text:style-name="Standard"><text:s text:c="20"/>public function createProduct(ManagerRegistry $doctrine): Response</text:p>
      <text:p text:style-name="Standard"><text:s text:c="20"/>{</text:p>
      <text:p text:style-name="Standard"><text:s text:c="24"/>$entityManager = $doctrine-&gt;getManager();</text:p>
      <text:p text:style-name="Standard"/>
      <text:p text:style-name="Standard"><text:s text:c="24"/>$product = new Product();</text:p>
      <text:p text:style-name="Standard"><text:s text:c="24"/>$product-&gt;setName('Keyboard');</text:p>
      <text:p text:style-name="Standard"><text:s text:c="24"/>$product-&gt;setPrice(1999);</text:p>
      <text:p text:style-name="Standard"><text:s text:c="24"/>$product-&gt;setDescription('Ergonomic and stylish!');</text:p>
      <text:p text:style-name="Standard"/>
      <text:p text:style-name="Standard"><text:s text:c="24"/>// tell Doctrine you want to (eventually) save the Product (no queries yet)</text:p>
      <text:p text:style-name="Standard"><text:s text:c="24"/>$entityManager-&gt;persist($product);</text:p>
      <text:p text:style-name="Standard"/>
      <text:p text:style-name="Standard"><text:s text:c="24"/>// actually executes the queries (i.e. the INSERT query)</text:p>
      <text:p text:style-name="Standard"><text:s text:c="24"/>$entityManager-&gt;flush();</text:p>
      <text:p text:style-name="Standard"/>
      <text:p text:style-name="Standard"><text:s text:c="24"/>return new Response('Saved new product with id '.$product-&gt;getId());</text:p>
      <text:p text:style-name="Standard"><text:s text:c="20"/>}</text:p>
      <text:p text:style-name="Standard"><text:s text:c="16"/>}</text:p>
      <text:p text:style-name="Standard"><text:soft-page-break/></text:p>
      <text:p text:style-name="Standard"><text:s text:c="8"/>url =&gt;http://localhost:8000/product</text:p>
      <text:p text:style-name="Standard"/>
      <text:p text:style-name="Standard"/>
      <text:p text:style-name="Standard"/>
      <text:p text:style-name="Standard"><text:s text:c="8"/>My sql command query id</text:p>
      <text:p text:style-name="Standard"/>
      <text:p text:style-name="Standard"><text:s text:c="8"/>=&gt;php bin/console dbal:run-sql 'SELECT * FROM product'</text:p>
      <text:p text:style-name="Standard"/>
      <text:p text:style-name="Standard"><text:s text:c="8"/>=&gt;The ManagerRegistry $doctrine argument tells Symfony to inject the Doctrine service into the controller method.</text:p>
      <text:p text:style-name="Standard"><text:s text:c="8"/>=&gt;The $doctrine-&gt;getManager() method gets Doctrine's entity manager object, which is the most important object in Doctrine. It's responsible for saving objects to, and fetching objects from, the database.</text:p>
      <text:p text:style-name="Standard"/>
      <text:p text:style-name="Standard"><text:s text:c="8"/>=&gt;$entityManager-&gt;persist($product);</text:p>
      <text:p text:style-name="Standard"><text:s text:c="12"/>The persist($product) call tells Doctrine to "manage" the $product object. This does not cause a query to be made to the database.</text:p>
      <text:p text:style-name="Standard"><text:s text:c="8"/>=&gt;flush()</text:p>
      <text:p text:style-name="Standard"/>
      <text:p text:style-name="Standard"><text:s text:c="12"/>When the flush() method is called, Doctrine looks through all of the objects that it's managing to see if they need to be persisted to the database</text:p>
      <text:p text:style-name="Standard"/>
      <text:p text:style-name="Standard"><text:s text:c="6"/>6)Validating Objects</text:p>
      <text:p text:style-name="Standard"/>
      <text:p text:style-name="Standard"><text:s text:c="12"/>=&gt;The Symfony validator reuses Doctrine metadata to perform some basic validation tasks:</text:p>
      <text:p text:style-name="Standard"/>
      <text:p text:style-name="Standard"><text:s text:c="12"/>use this</text:p>
      <text:p text:style-name="Standard"/>
      <text:p text:style-name="Standard"><text:s text:c="16"/>use Symfony\Component\Validator\Validator\ValidatorInterface;</text:p>
      <text:p text:style-name="Standard"/>
      <text:p text:style-name="Standard"><text:s text:c="16"/>For validation</text:p>
      <text:p text:style-name="Standard"><text:s text:c="21"/>public function createProduct(ValidatorInterface $validator): Response</text:p>
      <text:p text:style-name="Standard"><text:s text:c="24"/>{</text:p>
      <text:p text:style-name="Standard"><text:s text:c="28"/>$product = new Product();</text:p>
      <text:p text:style-name="Standard"><text:s text:c="28"/>// This will trigger an error: the column isn't nullable in the database</text:p>
      <text:p text:style-name="Standard"><text:s text:c="28"/>$product-&gt;setName(null);</text:p>
      <text:p text:style-name="Standard"><text:s text:c="28"/>// This will trigger a type mismatch error: an integer is expected</text:p>
      <text:p text:style-name="Standard"><text:s text:c="28"/>$product-&gt;setPrice('1999');</text:p>
      <text:p text:style-name="Standard"/>
      <text:p text:style-name="Standard"><text:s text:c="28"/>// ...</text:p>
      <text:p text:style-name="Standard"/>
      <text:p text:style-name="Standard"><text:s text:c="28"/>$errors = $validator-&gt;validate($product);</text:p>
      <text:p text:style-name="Standard"><text:s text:c="28"/>if (count($errors) &gt; 0) {</text:p>
      <text:p text:style-name="Standard"><text:s text:c="32"/>return new Response((string) $errors, 400);</text:p>
      <text:p text:style-name="Standard"><text:s text:c="28"/>}</text:p>
      <text:p text:style-name="Standard"/>
      <text:p text:style-name="Standard"><text:s text:c="28"/>// ...</text:p>
      <text:p text:style-name="Standard"><text:s text:c="24"/>}</text:p>
      <text:p text:style-name="Standard"/>
      <text:p text:style-name="Standard"/>
      <text:p text:style-name="Standard"><text:s text:c="24"/>nullable=false<text:tab/>NotNull</text:p>
      <text:p text:style-name="Standard"><text:soft-page-break/><text:s text:c="24"/>type<text:tab/>Type</text:p>
      <text:p text:style-name="Standard"><text:s text:c="24"/>unique=true<text:tab/>UniqueEntity</text:p>
      <text:p text:style-name="Standard"><text:s text:c="24"/>length<text:tab/>Length</text:p>
      <text:p text:style-name="Standard"/>
      <text:p text:style-name="Standard"><text:s text:c="20"/>=&gt;This automatic validation is a nice feature to improve your productivity, but it doesn't replace the validation configuration entirely</text:p>
      <text:p text:style-name="Standard"/>
      <text:p text:style-name="Standard"/>
      <text:p text:style-name="Standard"><text:s text:c="8"/>7)Fetching Objects from the Database</text:p>
      <text:p text:style-name="Standard"/>
      <text:p text:style-name="Standard"><text:s text:c="12"/>=&gt;Fetching an object back out of the database is even easier. Suppose you want to be able to go to /product/1 to see your new product:</text:p>
      <text:p text:style-name="Standard"/>
      <text:p text:style-name="Standard"><text:s text:c="12"/>eXAMPLE</text:p>
      <text:p text:style-name="Standard"/>
      <text:p text:style-name="Standard"><text:s text:c="12"/>// src/Controller/ProductController.php</text:p>
      <text:p text:style-name="Standard"><text:s text:c="16"/>namespace App\Controller;</text:p>
      <text:p text:style-name="Standard"/>
      <text:p text:style-name="Standard"><text:s text:c="16"/>use App\Entity\Product;</text:p>
      <text:p text:style-name="Standard"><text:s text:c="16"/>use Symfony\Component\HttpFoundation\Response;</text:p>
      <text:p text:style-name="Standard"><text:s text:c="16"/>use Symfony\Component\Routing\Annotation\Route;</text:p>
      <text:p text:style-name="Standard"><text:s text:c="16"/>// ...</text:p>
      <text:p text:style-name="Standard"/>
      <text:p text:style-name="Standard"><text:s text:c="16"/>class ProductController extends AbstractController</text:p>
      <text:p text:style-name="Standard"><text:s text:c="16"/>{</text:p>
      <text:p text:style-name="Standard"><text:s text:c="20"/>#[Route('/product/{id}', name: 'product_show')]</text:p>
      <text:p text:style-name="Standard"><text:s text:c="20"/>public function show(ManagerRegistry $doctrine, int $id): Response</text:p>
      <text:p text:style-name="Standard"><text:s text:c="20"/>{</text:p>
      <text:p text:style-name="Standard"><text:s text:c="24"/>$product = $doctrine-&gt;getRepository(Product::class)-&gt;find($id);</text:p>
      <text:p text:style-name="Standard"/>
      <text:p text:style-name="Standard"><text:s text:c="24"/>if (!$product) {</text:p>
      <text:p text:style-name="Standard"><text:s text:c="28"/>throw $this-&gt;createNotFoundException(</text:p>
      <text:p text:style-name="Standard"><text:s text:c="32"/>'No product found for id '.$id</text:p>
      <text:p text:style-name="Standard"><text:s text:c="28"/>);</text:p>
      <text:p text:style-name="Standard"><text:s text:c="24"/>}</text:p>
      <text:p text:style-name="Standard"/>
      <text:p text:style-name="Standard"><text:s text:c="24"/>return new Response('Check out this great product: '.$product-&gt;getName());</text:p>
      <text:p text:style-name="Standard"/>
      <text:p text:style-name="Standard"><text:s text:c="24"/>// or render a template</text:p>
      <text:p text:style-name="Standard"><text:s text:c="24"/>// in the template, print things with {{ product.name }}</text:p>
      <text:p text:style-name="Standard"><text:s text:c="24"/>// return $this-&gt;render('product/show.html.twig', ['product' =&gt; $product]);</text:p>
      <text:p text:style-name="Standard"><text:s text:c="20"/>}</text:p>
      <text:p text:style-name="Standard"><text:s text:c="16"/>}</text:p>
      <text:p text:style-name="Standard"/>
      <text:p text:style-name="Standard"><text:s text:c="16"/>=&gt;Another possibility is to use the ProductRepository using Symfony's autowiring</text:p>
      <text:p text:style-name="Standard"/>
      <text:p text:style-name="Standard"/>
      <text:p text:style-name="Standard"><text:s text:c="20"/>USE</text:p>
      <text:p text:style-name="Standard"><text:s text:c="20"/>use App\Repository\ProductRepository;</text:p>
      <text:p text:style-name="Standard"/>
      <text:p text:style-name="Standard"><text:s text:c="22"/>public function show(int $id, ProductRepository $productRepository): Response</text:p>
      <text:p text:style-name="Standard"><text:s text:c="24"/>{</text:p>
      <text:p text:style-name="Standard"><text:soft-page-break/><text:s text:c="28"/>$product = $productRepository</text:p>
      <text:p text:style-name="Standard"><text:s text:c="32"/>-&gt;find($id);</text:p>
      <text:p text:style-name="Standard"/>
      <text:p text:style-name="Standard"><text:s text:c="28"/>// ...</text:p>
      <text:p text:style-name="Standard"><text:s text:c="24"/>}</text:p>
      <text:p text:style-name="Standard"/>
      <text:p text:style-name="Standard"><text:s text:c="23"/>url=&gt;http://localhost:8000/product/1</text:p>
      <text:p text:style-name="Standard"/>
      <text:p text:style-name="Standard"/>
      <text:p text:style-name="Standard"><text:s text:c="23"/>=&gt;repository</text:p>
      <text:p text:style-name="Standard"/>
      <text:p text:style-name="Standard"><text:s text:c="23"/>Example</text:p>
      <text:p text:style-name="Standard"/>
      <text:p text:style-name="Standard"><text:s text:c="23"/>$repository = $doctrine-&gt;getRepository(Product::class);</text:p>
      <text:p text:style-name="Standard"/>
      <text:p text:style-name="Standard"><text:s text:c="24"/>// look for a single Product by its primary key (usually "id")</text:p>
      <text:p text:style-name="Standard"><text:s text:c="24"/>$product = $repository-&gt;find($id);</text:p>
      <text:p text:style-name="Standard"/>
      <text:p text:style-name="Standard"><text:s text:c="24"/>// look for a single Product by name</text:p>
      <text:p text:style-name="Standard"><text:s text:c="24"/>$product = $repository-&gt;findOneBy(['name' =&gt; 'Keyboard']);</text:p>
      <text:p text:style-name="Standard"><text:s text:c="24"/>// or find by name and price</text:p>
      <text:p text:style-name="Standard"><text:s text:c="24"/>$product = $repository-&gt;findOneBy([</text:p>
      <text:p text:style-name="Standard"><text:s text:c="28"/>'name' =&gt; 'Keyboard',</text:p>
      <text:p text:style-name="Standard"><text:s text:c="28"/>'price' =&gt; 1999,</text:p>
      <text:p text:style-name="Standard"><text:s text:c="24"/>]);</text:p>
      <text:p text:style-name="Standard"/>
      <text:p text:style-name="Standard"><text:s text:c="24"/>// look for multiple Product objects matching the name, ordered by price</text:p>
      <text:p text:style-name="Standard"><text:s text:c="24"/>$products = $repository-&gt;findBy(</text:p>
      <text:p text:style-name="Standard"><text:s text:c="28"/>['name' =&gt; 'Keyboard'],</text:p>
      <text:p text:style-name="Standard"><text:s text:c="28"/>['price' =&gt; 'ASC']</text:p>
      <text:p text:style-name="Standard"><text:s text:c="24"/>);</text:p>
      <text:p text:style-name="Standard"/>
      <text:p text:style-name="Standard"><text:s text:c="24"/>// look for *all* Product objects</text:p>
      <text:p text:style-name="Standard"><text:s text:c="24"/>$products = $repository-&gt;findAll();</text:p>
      <text:p text:style-name="Standard"/>
      <text:p text:style-name="Standard"><text:s text:c="18"/>8)Automatically Fetching Objects (EntityValueResolver)</text:p>
      <text:p text:style-name="Standard"/>
      <text:p text:style-name="Standard"><text:s text:c="20"/>=&gt;In many cases, you can use the EntityValueResolver to do the query for you automatically! You can simplify the controller to:</text:p>
      <text:p text:style-name="Standard"/>
      <text:p text:style-name="Standard"/>
      <text:p text:style-name="Standard"/>
      <text:p text:style-name="Standard"><text:s text:c="24"/>=&gt;Fetch Automatically</text:p>
      <text:p text:style-name="Standard"/>
      <text:p text:style-name="Standard"><text:s text:c="28"/>If your route wildcards match properties on your entity, then the resolver will automatically fetch them:</text:p>
      <text:p text:style-name="Standard"/>
      <text:p text:style-name="Standard"><text:s text:c="28"/>/**</text:p>
      <text:p text:style-name="Standard"><text:s text:c="28"/>* Fetch via primary key because {id} is in the route.</text:p>
      <text:p text:style-name="Standard"><text:s text:c="28"/>*/</text:p>
      <text:p text:style-name="Standard"><text:s text:c="28"/>#[Route('/product/{id}')]</text:p>
      <text:p text:style-name="Standard"><text:s text:c="28"/>public function showByPk(Post $post): Response</text:p>
      <text:p text:style-name="Standard"><text:soft-page-break/><text:s text:c="28"/>{</text:p>
      <text:p text:style-name="Standard"><text:s text:c="28"/>}</text:p>
      <text:p text:style-name="Standard"/>
      <text:p text:style-name="Standard"><text:s text:c="28"/>/**</text:p>
      <text:p text:style-name="Standard"><text:s text:c="28"/>* Perform a findOneBy() where the slug property matches {slug}.</text:p>
      <text:p text:style-name="Standard"><text:s text:c="28"/>*/</text:p>
      <text:p text:style-name="Standard"><text:s text:c="28"/>#[Route('/product/{slug}')]</text:p>
      <text:p text:style-name="Standard"><text:s text:c="28"/>public function showBySlug(Post $post): Response</text:p>
      <text:p text:style-name="Standard"><text:s text:c="28"/>{</text:p>
      <text:p text:style-name="Standard"><text:s text:c="28"/>}</text:p>
      <text:p text:style-name="Standard"/>
      <text:p text:style-name="Standard"/>
      <text:p text:style-name="Standard"/>
      <text:p text:style-name="Standard"><text:s text:c="28"/>=&gt;If {id} is in your route, then this is used to fetch by primary key via the find() method.</text:p>
      <text:p text:style-name="Standard"><text:s text:c="28"/>=&gt;The resolver will attempt to do a findOneBy() fetch by using all of the wildcards in your route that are actually properties on your entity (non-properties are ignored).</text:p>
      <text:p text:style-name="Standard"/>
      <text:p text:style-name="Standard"/>
      <text:p text:style-name="Standard"><text:s text:c="23"/>=&gt;Fetch via an Expression</text:p>
      <text:p text:style-name="Standard"/>
      <text:p text:style-name="Standard"><text:s text:c="28"/>=&gt;If automatic fetching doesn't work, you can write an expression using the ExpressionLanguage component:</text:p>
      <text:p text:style-name="Standard"><text:s text:c="28"/>Example</text:p>
      <text:p text:style-name="Standard"/>
      <text:p text:style-name="Standard"><text:s text:c="28"/>public function show(</text:p>
      <text:p text:style-name="Standard"><text:s text:c="32"/>#[MapEntity(expr: 'repository.find(product_id)')]</text:p>
      <text:p text:style-name="Standard"><text:s text:c="32"/>Product $product</text:p>
      <text:p text:style-name="Standard"><text:s text:c="28"/>): Response {</text:p>
      <text:p text:style-name="Standard"><text:s text:c="28"/>}</text:p>
      <text:p text:style-name="Standard"/>
      <text:p text:style-name="Standard"><text:s text:c="23"/>=&gt;MapEntity Options</text:p>
      <text:p text:style-name="Standard"/>
      <text:p text:style-name="Standard"/>
      <text:p text:style-name="Standard"><text:s text:c="28"/>=&gt;A number of options are available on the MapEntity annotation to control behavior:</text:p>
      <text:p text:style-name="Standard"/>
      <text:p text:style-name="Standard"><text:s text:c="28"/>=&gt;id</text:p>
      <text:p text:style-name="Standard"><text:s text:c="32"/>If an id option is configured and matches a route parameter, then the resolver will find by the primary key:</text:p>
      <text:p text:style-name="Standard"/>
      <text:p text:style-name="Standard"><text:s text:c="32"/>eXAMPLE</text:p>
      <text:p text:style-name="Standard"><text:s text:c="32"/>#[Route('/product/{product_id}')]</text:p>
      <text:p text:style-name="Standard"><text:s text:c="36"/>public function show(</text:p>
      <text:p text:style-name="Standard"><text:s text:c="40"/>#[MapEntity(id: 'product_id')]</text:p>
      <text:p text:style-name="Standard"><text:s text:c="40"/>Product $product</text:p>
      <text:p text:style-name="Standard"><text:s text:c="36"/>): Response {</text:p>
      <text:p text:style-name="Standard"><text:s text:c="36"/>}</text:p>
      <text:p text:style-name="Standard"/>
      <text:p text:style-name="Standard"><text:s text:c="32"/>mapping</text:p>
      <text:p text:style-name="Standard"/>
      <text:p text:style-name="Standard"><text:s text:c="36"/>Configures the properties and values to use with the findOneBy() method:</text:p>
      <text:p text:style-name="Standard"><text:soft-page-break/></text:p>
      <text:p text:style-name="Standard"><text:s text:c="36"/>public function show(</text:p>
      <text:p text:style-name="Standard"><text:s text:c="40"/>#[MapEntity(mapping: ['category' =&gt; 'category', 'slug' =&gt; 'slug'])]</text:p>
      <text:p text:style-name="Standard"><text:s text:c="40"/>Product $product,</text:p>
      <text:p text:style-name="Standard"><text:s text:c="40"/>#[MapEntity(mapping: ['comment_slug' =&gt; 'slug'])]</text:p>
      <text:p text:style-name="Standard"><text:s text:c="40"/>Comment $comment</text:p>
      <text:p text:style-name="Standard"><text:s text:c="36"/>): Response {</text:p>
      <text:p text:style-name="Standard"><text:s text:c="36"/>}</text:p>
      <text:p text:style-name="Standard"/>
      <text:p text:style-name="Standard"><text:s text:c="32"/>exclude</text:p>
      <text:p text:style-name="Standard"/>
      <text:p text:style-name="Standard"><text:s text:c="36"/>=&gt;Configures the properties that should be used in the findOneBy() method by excluding one or more properties so that not all are used:</text:p>
      <text:p text:style-name="Standard"><text:s text:c="36"/>=&gt;#[Route('/product/{slug}/{date}')]</text:p>
      <text:p text:style-name="Standard"><text:s text:c="40"/>public function show(</text:p>
      <text:p text:style-name="Standard"><text:s text:c="44"/>#[MapEntity(exclude: ['date'])]</text:p>
      <text:p text:style-name="Standard"><text:s text:c="44"/>Product $product,</text:p>
      <text:p text:style-name="Standard"><text:s text:c="44"/>\DateTime $date</text:p>
      <text:p text:style-name="Standard"><text:s text:c="40"/>): Response {</text:p>
      <text:p text:style-name="Standard"><text:s text:c="40"/>}</text:p>
      <text:p text:style-name="Standard"/>
      <text:p text:style-name="Standard"><text:s text:c="32"/>entityManager</text:p>
      <text:p text:style-name="Standard"/>
      <text:p text:style-name="Standard"><text:s text:c="32"/>=&gt;By default, the EntityValueResolver uses the default entity manager, but you can configure this:</text:p>
      <text:p text:style-name="Standard"><text:s text:c="32"/>Example</text:p>
      <text:p text:style-name="Standard"/>
      <text:p text:style-name="Standard"><text:s text:c="32"/>#[Route('/product/{id}')]</text:p>
      <text:p text:style-name="Standard"><text:s text:c="36"/>public function show(</text:p>
      <text:p text:style-name="Standard"><text:s text:c="40"/>#[MapEntity(entityManager: ['foo'])]</text:p>
      <text:p text:style-name="Standard"><text:s text:c="40"/>Product $product</text:p>
      <text:p text:style-name="Standard"><text:s text:c="36"/>): Response {</text:p>
      <text:p text:style-name="Standard"><text:s text:c="36"/>}</text:p>
      <text:p text:style-name="Standard"/>
      <text:p text:style-name="Standard"><text:s text:c="22"/>9)Updating an Object</text:p>
      <text:p text:style-name="Standard"/>
      <text:p text:style-name="Standard"><text:s text:c="28"/>=&gt;Once you've fetched an object from Doctrine, you interact with it the same as with any PHP model:</text:p>
      <text:p text:style-name="Standard"><text:s text:c="28"/>Example</text:p>
      <text:p text:style-name="Standard"/>
      <text:p text:style-name="Standard"><text:s text:c="32"/>public function update(ManagerRegistry $doctrine, int $id): Response</text:p>
      <text:p text:style-name="Standard"><text:s text:c="36"/>{</text:p>
      <text:p text:style-name="Standard"><text:s text:c="40"/>$entityManager = $doctrine-&gt;getManager();</text:p>
      <text:p text:style-name="Standard"><text:s text:c="40"/>$product = $entityManager-&gt;getRepository(Product::class)-&gt;find($id);</text:p>
      <text:p text:style-name="Standard"/>
      <text:p text:style-name="Standard"><text:s text:c="40"/>if (!$product) {</text:p>
      <text:p text:style-name="Standard"><text:s text:c="44"/>throw $this-&gt;createNotFoundException(</text:p>
      <text:p text:style-name="Standard"><text:s text:c="48"/>'No product found for id '.$id</text:p>
      <text:p text:style-name="Standard"><text:s text:c="44"/>);</text:p>
      <text:p text:style-name="Standard"><text:s text:c="40"/>}</text:p>
      <text:p text:style-name="Standard"/>
      <text:p text:style-name="Standard"><text:s text:c="40"/>$product-&gt;setName('New product name!');</text:p>
      <text:p text:style-name="Standard"><text:soft-page-break/><text:s text:c="40"/>$entityManager-&gt;flush();</text:p>
      <text:p text:style-name="Standard"/>
      <text:p text:style-name="Standard"><text:s text:c="40"/>return $this-&gt;redirectToRoute('product_show', [</text:p>
      <text:p text:style-name="Standard"><text:s text:c="44"/>'id' =&gt; $product-&gt;getId()</text:p>
      <text:p text:style-name="Standard"><text:s text:c="40"/>]);</text:p>
      <text:p text:style-name="Standard"><text:s text:c="36"/>}</text:p>
      <text:p text:style-name="Standard"><text:s text:c="28"/>1.fetching the object from Doctrine;</text:p>
      <text:p text:style-name="Standard"><text:s text:c="28"/>2.modifying the object;</text:p>
      <text:p text:style-name="Standard"><text:s text:c="28"/>3.calling flush() on the entity manager.</text:p>
      <text:p text:style-name="Standard"/>
      <text:p text:style-name="Standard"/>
      <text:p text:style-name="Standard"><text:s text:c="21"/>10)Deleting an Object</text:p>
      <text:p text:style-name="Standard"/>
      <text:p text:style-name="Standard"><text:s text:c="24"/>=&gt;Deleting an object is very similar, but requires a call to the remove() method of the entity manager:</text:p>
      <text:p text:style-name="Standard"/>
      <text:p text:style-name="Standard"/>
      <text:p text:style-name="Standard"><text:s text:c="24"/>Example</text:p>
      <text:p text:style-name="Standard"/>
      <text:p text:style-name="Standard"><text:s text:c="24"/>$entityManager-&gt;remove($product);</text:p>
      <text:p text:style-name="Standard"><text:s text:c="24"/>$entityManager-&gt;flush();</text:p>
      <text:p text:style-name="Standard"/>
      <text:p text:style-name="Standard"/>
      <text:p text:style-name="Standard"/>
      <text:p text:style-name="Standard"><text:s text:c="24"/>=&gt;As you might expect, the remove() method notifies Doctrine that you'd like to remove the given object from the database. The DELETE query isn't actually executed until the flush() method is called.</text:p>
      <text:p text:style-name="Standard"/>
      <text:p text:style-name="Standard"><text:s text:c="20"/>11)Querying for Objects: The Repository</text:p>
      <text:p text:style-name="Standard"/>
      <text:p text:style-name="Standard"><text:s text:c="24"/>=&gt;You've already seen how the repository object allows you to run basic queries without any work:</text:p>
      <text:p text:style-name="Standard"/>
      <text:p text:style-name="Standard"><text:s text:c="24"/>Example</text:p>
      <text:p text:style-name="Standard"/>
      <text:p text:style-name="Standard"><text:s text:c="24"/>// from inside a controller</text:p>
      <text:p text:style-name="Standard"><text:s text:c="24"/>$repository = $doctrine-&gt;getRepository(Product::class);</text:p>
      <text:p text:style-name="Standard"><text:s text:c="24"/>$product = $repository-&gt;find($id);</text:p>
      <text:p text:style-name="Standard"/>
      <text:p text:style-name="Standard"/>
      <text:p text:style-name="Standard"><text:s text:c="24"/>Other repository</text:p>
      <text:p text:style-name="Standard"/>
      <text:p text:style-name="Standard"><text:s text:c="24"/>use App\Entity\Product;</text:p>
      <text:p text:style-name="Standard"><text:s text:c="24"/>use Doctrine\Bundle\DoctrineBundle\Repository\ServiceEntityRepository;</text:p>
      <text:p text:style-name="Standard"><text:s text:c="24"/>use Doctrine\Persistence\ManagerRegistry;</text:p>
      <text:p text:style-name="Standard"/>
      <text:p text:style-name="Standard"><text:s text:c="24"/>class ProductRepository extends ServiceEntityRepository</text:p>
      <text:p text:style-name="Standard"><text:s text:c="24"/>{</text:p>
      <text:p text:style-name="Standard"><text:s text:c="28"/>public function __construct(ManagerRegistry $registry)</text:p>
      <text:p text:style-name="Standard"><text:s text:c="28"/>{</text:p>
      <text:p text:style-name="Standard"><text:s text:c="32"/>parent::__construct($registry, Product::class);</text:p>
      <text:p text:style-name="Standard"><text:s text:c="28"/>}</text:p>
      <text:p text:style-name="Standard"><text:soft-page-break/><text:s text:c="24"/>}</text:p>
      <text:p text:style-name="Standard"/>
      <text:p text:style-name="Standard"><text:s text:c="24"/>Other example</text:p>
      <text:p text:style-name="Standard"/>
      <text:p text:style-name="Standard"><text:s text:c="29"/>public function findAllGreaterThanPrice(int $price): array</text:p>
      <text:p text:style-name="Standard"><text:s text:c="32"/>{</text:p>
      <text:p text:style-name="Standard"><text:s text:c="32"/>$entityManager = $this-&gt;getEntityManager();</text:p>
      <text:p text:style-name="Standard"/>
      <text:p text:style-name="Standard"><text:s text:c="36"/>$query = $entityManager-&gt;createQuery(</text:p>
      <text:p text:style-name="Standard"><text:s text:c="40"/>'SELECT p</text:p>
      <text:p text:style-name="Standard"><text:s text:c="40"/>FROM App\Entity\Product p</text:p>
      <text:p text:style-name="Standard"><text:s text:c="40"/>WHERE p.price &gt; :price</text:p>
      <text:p text:style-name="Standard"><text:s text:c="40"/>ORDER BY p.price ASC'</text:p>
      <text:p text:style-name="Standard"><text:s text:c="36"/>)-&gt;setParameter('price', $price);</text:p>
      <text:p text:style-name="Standard"/>
      <text:p text:style-name="Standard"><text:s text:c="36"/>// returns an array of Product objects</text:p>
      <text:p text:style-name="Standard"><text:s text:c="36"/>return $query-&gt;getResult();</text:p>
      <text:p text:style-name="Standard"><text:s text:c="32"/>}</text:p>
      <text:p text:style-name="Standard"/>
      <text:p text:style-name="Standard"><text:s text:c="26"/>CAll form controller</text:p>
      <text:p text:style-name="Standard"/>
      <text:p text:style-name="Standard"><text:s text:c="28"/>$minPrice = 1000;</text:p>
      <text:p text:style-name="Standard"/>
      <text:p text:style-name="Standard"><text:s text:c="28"/>$products = $doctrine-&gt;getRepository(Product::class)-&gt;findAllGreaterThanPrice($minPrice);</text:p>
      <text:p text:style-name="Standard"/>
      <text:p text:style-name="Standard"/>
      <text:p text:style-name="Standard"/>
      <text:p text:style-name="Standard"/>
      <text:p text:style-name="Standard"><text:s text:c="15"/>12)Querying with the Query Builder</text:p>
      <text:p text:style-name="Standard"/>
      <text:p text:style-name="Standard"><text:s text:c="20"/>=&gt;Doctrine also provides a Query Builder, an object-oriented way to write queries. It is recommended to use this when queries are built dynamically (i.e. based on PHP conditions):</text:p>
      <text:p text:style-name="Standard"><text:s text:c="24"/>Example</text:p>
      <text:p text:style-name="Standard"/>
      <text:p text:style-name="Standard"/>
      <text:p text:style-name="Standard"><text:s text:c="24"/>$qb = $this-&gt;createQueryBuilder('p')</text:p>
      <text:p text:style-name="Standard"><text:s text:c="28"/>-&gt;where('p.price &gt; :price')</text:p>
      <text:p text:style-name="Standard"><text:s text:c="28"/>-&gt;setParameter('price', $price)</text:p>
      <text:p text:style-name="Standard"><text:s text:c="28"/>-&gt;orderBy('p.price', 'ASC');</text:p>
      <text:p text:style-name="Standard"/>
      <text:p text:style-name="Standard"><text:s text:c="29"/>$query = $qb-&gt;getQuery();</text:p>
      <text:p text:style-name="Standard"/>
      <text:p text:style-name="Standard"><text:s text:c="24"/>return $query-&gt;execute();</text:p>
      <text:p text:style-name="Standard"/>
      <text:p text:style-name="Standard"><text:s text:c="14"/>13)Querying with SQL</text:p>
      <text:p text:style-name="Standard"/>
      <text:p text:style-name="Standard"><text:s text:c="16"/>=&gt;In addition, you can query directly with SQL if you need to:</text:p>
      <text:p text:style-name="Standard"/>
      <text:p text:style-name="Standard"><text:s text:c="16"/>public function findAllGreaterThanPrice(int $price): array</text:p>
      <text:p text:style-name="Standard"><text:s text:c="20"/>{</text:p>
      <text:p text:style-name="Standard"><text:s text:c="24"/>$conn = $this-&gt;getEntityManager()-&gt;getConnection();</text:p>
      <text:p text:style-name="Standard"><text:soft-page-break/></text:p>
      <text:p text:style-name="Standard"><text:s text:c="24"/>$sql = '</text:p>
      <text:p text:style-name="Standard"><text:s text:c="28"/>SELECT * FROM product p</text:p>
      <text:p text:style-name="Standard"><text:s text:c="28"/>WHERE p.price &gt; :price</text:p>
      <text:p text:style-name="Standard"><text:s text:c="28"/>ORDER BY p.price ASC</text:p>
      <text:p text:style-name="Standard"><text:s text:c="28"/>';</text:p>
      <text:p text:style-name="Standard"><text:s text:c="24"/>$stmt = $conn-&gt;prepare($sql);</text:p>
      <text:p text:style-name="Standard"><text:s text:c="24"/>$resultSet = $stmt-&gt;executeQuery(['price' =&gt; $price]);</text:p>
      <text:p text:style-name="Standard"/>
      <text:p text:style-name="Standard"><text:s text:c="24"/>// returns an array of arrays (i.e. a raw data set)</text:p>
      <text:p text:style-name="Standard"><text:s text:c="24"/>return $resultSet-&gt;fetchAllAssociative();</text:p>
      <text:p text:style-name="Standard"><text:s text:c="20"/>}</text:p>
      <text:p text:style-name="Standard"/>
      <text:p text:style-name="Standard"/>
      <text:p text:style-name="Standard"><text:s text:c="4"/>=&gt;If you want to configure multiple connections in YAML, put them under the connections key and give them a unique name:</text:p>
      <text:p text:style-name="Standard"/>
      <text:p text:style-name="Standard"><text:s text:c="4"/>Example</text:p>
      <text:p text:style-name="Standard"/>
      <text:p text:style-name="Standard"><text:s text:c="8"/>doctrine:</text:p>
      <text:p text:style-name="Standard"><text:s text:c="8"/>dbal:</text:p>
      <text:p text:style-name="Standard"><text:s text:c="12"/>default_connection: <text:s text:c="6"/>default</text:p>
      <text:p text:style-name="Standard"><text:s text:c="12"/>connections:</text:p>
      <text:p text:style-name="Standard"><text:s text:c="16"/>default:</text:p>
      <text:p text:style-name="Standard"><text:s text:c="20"/>dbname: <text:s text:c="10"/>Symfony</text:p>
      <text:p text:style-name="Standard"><text:s text:c="20"/>user: <text:s text:c="12"/>root</text:p>
      <text:p text:style-name="Standard"><text:s text:c="20"/>password: <text:s text:c="8"/>null</text:p>
      <text:p text:style-name="Standard"><text:s text:c="20"/>host: <text:s text:c="12"/>localhost</text:p>
      <text:p text:style-name="Standard"><text:s text:c="20"/>server_version: <text:s text:c="2"/>'5.6'</text:p>
      <text:p text:style-name="Standard"><text:s text:c="16"/>customer:</text:p>
      <text:p text:style-name="Standard"><text:s text:c="20"/>dbname: <text:s text:c="10"/>customer</text:p>
      <text:p text:style-name="Standard"><text:s text:c="20"/>user: <text:s text:c="12"/>root</text:p>
      <text:p text:style-name="Standard"><text:s text:c="20"/>password: <text:s text:c="8"/>null</text:p>
      <text:p text:style-name="Standard"><text:s text:c="20"/>host: <text:s text:c="12"/>localhost</text:p>
      <text:p text:style-name="Standard"><text:s text:c="20"/>server_version: <text:s text:c="2"/>'5.7'</text:p>
      <text:p text:style-name="Standard"/>
      <text:p text:style-name="Standard"/>
      <text:p text:style-name="Standard"><text:s text:c="20"/>=&gt; which is the first one defined or the one configured via the default_connection parameter.</text:p>
      <text:p text:style-name="Standard"/>
      <text:p text:style-name="Standard"/>
      <text:p text:style-name="Standard"/>
      <text:p text:style-name="Standard"><text:s text:c="20"/>CAll the connection in controller</text:p>
      <text:p text:style-name="Standard"/>
      <text:p text:style-name="Standard"><text:s text:c="20"/>// src/Controller/SomeController.php</text:p>
      <text:p text:style-name="Standard"><text:s text:c="20"/>use Doctrine\Persistence\ManagerRegistry;</text:p>
      <text:p text:style-name="Standard"/>
      <text:p text:style-name="Standard"><text:s text:c="20"/>class SomeController</text:p>
      <text:p text:style-name="Standard"><text:s text:c="20"/>{</text:p>
      <text:p text:style-name="Standard"><text:s text:c="24"/>public function someMethod(ManagerRegistry $doctrine)</text:p>
      <text:p text:style-name="Standard"><text:s text:c="24"/>{</text:p>
      <text:p text:style-name="Standard"><text:s text:c="28"/>$connection = $doctrine-&gt;getConnection('customer');</text:p>
      <text:p text:style-name="Standard"><text:soft-page-break/><text:s text:c="28"/>$result = $connection-&gt;fetchAll('SELECT name FROM customer');</text:p>
      <text:p text:style-name="Standard"/>
      <text:p text:style-name="Standard"><text:s text:c="28"/>// ...</text:p>
      <text:p text:style-name="Standard"><text:s text:c="24"/>}</text:p>
      <text:p text:style-name="Standard"><text:s text:c="20"/>}</text:p>
      <text:p text:style-name="Standard"/>
      <text:p text:style-name="Standard"><text:s text:c="15"/>=&gt;Doctrine ORM Configuration</text:p>
      <text:p text:style-name="Standard"/>
      <text:p text:style-name="Standard"/>
      <text:p text:style-name="Standard"><text:s text:c="16"/>doctrine:</text:p>
      <text:p text:style-name="Standard"><text:s text:c="20"/>orm:</text:p>
      <text:p text:style-name="Standard"><text:s text:c="24"/>auto_mapping: true</text:p>
      <text:p text:style-name="Standard"><text:s text:c="24"/># the standard distribution overrides this to be true in debug, false otherwise</text:p>
      <text:p text:style-name="Standard"><text:s text:c="24"/>auto_generate_proxy_classes: false</text:p>
      <text:p text:style-name="Standard"><text:s text:c="24"/>proxy_namespace: Proxies</text:p>
      <text:p text:style-name="Standard"><text:s text:c="24"/>proxy_dir: '%kernel.cache_dir%/doctrine/orm/Proxies'</text:p>
      <text:p text:style-name="Standard"><text:s text:c="24"/>default_entity_manager: default</text:p>
      <text:p text:style-name="Standard"><text:s text:c="24"/>metadata_cache_driver: array</text:p>
      <text:p text:style-name="Standard"><text:s text:c="24"/>query_cache_driver: array</text:p>
      <text:p text:style-name="Standard"><text:s text:c="24"/>result_cache_driver: array</text:p>
      <text:p text:style-name="Standard"><text:s text:c="24"/>naming_strategy: doctrine.orm.naming_strategy.default</text:p>
      <text:p text:style-name="Standard"/>
      <text:p text:style-name="Standard"><text:s text:c="4"/>=&gt;Caching Drivers</text:p>
      <text:p text:style-name="Standard"/>
      <text:p text:style-name="Standard"><text:s text:c="16"/>Use any of the existing Symfony Cache pools or define new pools to cache each of Doctrine ORM elements (queries, results, etc.):</text:p>
      <text:p text:style-name="Standard"/>
      <text:p text:style-name="Standard"><text:s text:c="16"/># config/packages/prod/doctrine.yaml</text:p>
      <text:p text:style-name="Standard"/>
      <text:p text:style-name="Standard"/>
      <text:p text:style-name="Standard"><text:s text:c="17"/>cache:</text:p>
      <text:p text:style-name="Standard"><text:s text:c="8"/>pools:</text:p>
      <text:p text:style-name="Standard"><text:s text:c="12"/>doctrine.result_cache_pool:</text:p>
      <text:p text:style-name="Standard"><text:s text:c="16"/>adapter: cache.app</text:p>
      <text:p text:style-name="Standard"><text:s text:c="12"/>doctrine.system_cache_pool:</text:p>
      <text:p text:style-name="Standard"><text:s text:c="16"/>adapter: cache.syst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0T23:38:57.678166345</meta:creation-date>
    <dc:date>2023-02-20T23:39:11.370061272</dc:date>
    <meta:editing-duration>PT13S</meta:editing-duration>
    <meta:editing-cycles>1</meta:editing-cycles>
    <meta:document-statistic meta:table-count="0" meta:image-count="0" meta:object-count="0" meta:page-count="13" meta:paragraph-count="391" meta:word-count="1932" meta:character-count="24187" meta:non-whitespace-character-count="13447"/>
    <meta:generator>LibreOffice/7.3.7.2$Linux_X86_64 LibreOffice_project/30$Build-2</meta:generator>
  </office:meta>
</office:document-meta>
</file>